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6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4.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55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3.106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2.491cm"/>
    </style:style>
    <style:style style:name="co12" style:family="table-column">
      <style:table-column-properties fo:break-before="auto" style:column-width="2.205cm"/>
    </style:style>
    <style:style style:name="co13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12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ext-properties style:font-name="Ubuntu Mono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4"/>
        <table:table-column table:style-name="co6" table:number-columns-repeated="2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Timeplot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Time chunks</text:p>
          </table:table-cell>
          <table:table-cell office:value-type="string" calcext:value-type="string">
            <text:p>Informal Name</text:p>
          </table:table-cell>
          <table:table-cell office:value-type="string" calcext:value-type="string">
            <text:p>Formal Name</text:p>
          </table:table-cell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Test sample rate</text:p>
          </table:table-cell>
          <table:table-cell table:style-name="ce1" office:value-type="string" calcext:value-type="string">
            <text:p>Processing sample rate</text:p>
          </table:table-cell>
          <table:table-cell table:style-name="ce2" office:value-type="string" calcext:value-type="string" table:number-columns-spanned="3" table:number-rows-spanned="1">
            <text:p>Measured B_dis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Measured SD</text:p>
          </table:table-cell>
          <table:covered-table-cell table:number-columns-repeated="2"/>
          <table:table-cell table:style-name="ce1" office:value-type="string" calcext:value-type="string">
            <text:p>Measured |B|</text:p>
          </table:table-cell>
          <table:table-cell table:style-name="ce1" office:value-type="string" calcext:value-type="string">
            <text:p>Spectral Peak @ 50Hz</text:p>
          </table:table-cell>
          <table:table-cell table:style-name="ce1" office:value-type="string" calcext:value-type="string">
            <text:p>File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6"/>
          <table:table-cell table:style-name="ce1"/>
          <table:table-cell/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Weekend Te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-06-2023</text:p>
          </table:table-cell>
          <table:table-cell table:style-name="ce12" office:value-type="string" calcext:value-type="string">
            <text:p>15.07.51</text:p>
          </table:table-cell>
          <table:table-cell office:value-type="string" calcext:value-type="string">
            <text:p>60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Weekday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0.41.03</text:p>
          </table:table-cell>
          <table:table-cell office:value-type="string" calcext:value-type="string">
            <text:p>24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ff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n Test 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Rack Elimination Test</text:p>
          </table:table-cell>
          <table:table-cell office:value-type="string" calcext:value-type="string">
            <text:p>Rack Elimination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Coils Close</text:p>
          </table:table-cell>
          <table:table-cell office:value-type="string" calcext:value-type="string">
            <text:p>Coil Spacing – Close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53" calcext:value-type="float">
            <text:p>-16.253</text:p>
          </table:table-cell>
          <table:table-cell office:value-type="float" office:value="-8.299" calcext:value-type="float">
            <text:p>-8.2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7" calcext:value-type="float">
            <text:p>0.017</text:p>
          </table:table-cell>
          <table:table-cell table:style-name="ce19" office:value-type="float" office:value="0.05" calcext:value-type="float">
            <text:p>0.050</text:p>
          </table:table-cell>
          <table:table-cell office:value-type="float" office:value="18.252" calcext:value-type="float">
            <text:p>18.252</text:p>
          </table:table-cell>
          <table:table-cell/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Coils Wide</text:p>
          </table:table-cell>
          <table:table-cell office:value-type="string" calcext:value-type="string">
            <text:p>Coil Spacing – Wide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62" calcext:value-type="float">
            <text:p>-16.262</text:p>
          </table:table-cell>
          <table:table-cell office:value-type="float" office:value="-8.254" calcext:value-type="float">
            <text:p>-8.254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09" calcext:value-type="float">
            <text:p>0.090</text:p>
          </table:table-cell>
          <table:table-cell office:value-type="float" office:value="18.24" calcext:value-type="float">
            <text:p>18.24</text:p>
          </table:table-cell>
          <table:table-cell/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Coils Normal</text:p>
          </table:table-cell>
          <table:table-cell office:value-type="string" calcext:value-type="string">
            <text:p>Coil Spacing – Ideal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/>
          <table:table-cell table:style-name="ce33" office:value-type="string" calcext:value-type="string">
            <text:p>CoilSpacing_vectorplot.py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ff Test 2</text:p>
          </table:table-cell>
          <table:table-cell office:value-type="string" calcext:value-type="string">
            <text:p>Light Off</text:p>
          </table:table-cell>
          <table:table-cell office:value-type="string" calcext:value-type="string">
            <text:p>05-07-2021</text:p>
          </table:table-cell>
          <table:table-cell table:style-name="ce12"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n Test 2</text:p>
          </table:table-cell>
          <table:table-cell office:value-type="string" calcext:value-type="string">
            <text:p>Light On</text:p>
          </table:table-cell>
          <table:table-cell office:value-type="string" calcext:value-type="string">
            <text:p>05-07-2022</text:p>
          </table:table-cell>
          <table:table-cell table:style-name="ce12"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Weekday Test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-07-2023</text:p>
          </table:table-cell>
          <table:table-cell table:style-name="ce12"/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Fire Extinguisher Away</text:p>
          </table:table-cell>
          <table:table-cell office:value-type="string" calcext:value-type="string">
            <text:p>Fire Extinguisher</text:p>
          </table:table-cell>
          <table:table-cell office:value-type="string" calcext:value-type="string">
            <text:p>06-07-2023</text:p>
          </table:table-cell>
          <table:table-cell table:style-name="ce12"/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 office:value-type="string" calcext:value-type="string">
            <text:p>Fire Extinguisher Control</text:p>
          </table:table-cell>
          <table:table-cell office:value-type="string" calcext:value-type="string">
            <text:p>06-07-2023</text:p>
          </table:table-cell>
          <table:table-cell table:number-columns-repeated="4"/>
          <table:table-cell table:style-name="ce4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eekday Test 3</text:p>
          </table:table-cell>
          <table:table-cell office:value-type="string" calcext:value-type="string">
            <text:p>Weekday A</text:p>
          </table:table-cell>
          <table:table-cell office:value-type="string" calcext:value-type="string">
            <text:p>06-07-2023</text:p>
          </table:table-cell>
          <table:table-cell table:style-name="ce25" office:value-type="string" calcext:value-type="string">
            <text:p>19h</text:p>
          </table:table-cell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-16.355" calcext:value-type="float">
            <text:p>-16.355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office:value-type="float" office:value="18.359" calcext:value-type="float">
            <text:p>18.359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20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361" calcext:value-type="float">
            <text:p>18.36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21h</text:p>
          </table:table-cell>
          <table:table-cell table:number-columns-repeated="3"/>
          <table:table-cell table:style-name="ce16" office:value-type="float" office:value="-16.358" calcext:value-type="float">
            <text:p>-16.358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style-name="ce19" office:value-type="float" office:value="0.03" calcext:value-type="float">
            <text:p>0.030</text:p>
          </table:table-cell>
          <table:table-cell table:style-name="ce24" office:value-type="float" office:value="18.36" calcext:value-type="float">
            <text:p>18.360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7"/>
          <table:table-cell table:style-name="ce25" office:value-type="string" calcext:value-type="string">
            <text:p>22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style-name="ce19" office:value-type="float" office:value="0.03" calcext:value-type="float">
            <text:p>0.030</text:p>
          </table:table-cell>
          <table:table-cell office:value-type="float" office:value="18.364" calcext:value-type="float">
            <text:p>18.36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23h</text:p>
          </table:table-cell>
          <table:table-cell table:number-columns-repeated="3"/>
          <table:table-cell table:style-name="ce16"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table:style-name="ce19" office:value-type="float" office:value="-0.28" calcext:value-type="float">
            <text:p>-0.2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5" calcext:value-type="float">
            <text:p>18.35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0h</text:p>
          </table:table-cell>
          <table:table-cell table:number-columns-repeated="3"/>
          <table:table-cell table:style-name="ce16" office:value-type="float" office:value="-16.348" calcext:value-type="float">
            <text:p>-16.348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47" calcext:value-type="float">
            <text:p>18.347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1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27" calcext:value-type="float">
            <text:p>-8.327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6" calcext:value-type="float">
            <text:p>18.35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2h</text:p>
          </table:table-cell>
          <table:table-cell table:number-columns-repeated="3"/>
          <table:table-cell table:style-name="ce16" office:value-type="float" office:value="-16.357" calcext:value-type="float">
            <text:p>-16.357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55" calcext:value-type="float">
            <text:p>18.35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3h</text:p>
          </table:table-cell>
          <table:table-cell table:number-columns-repeated="3"/>
          <table:table-cell table:style-name="ce16" office:value-type="float" office:value="-16.356" calcext:value-type="float">
            <text:p>-16.356</text:p>
          </table:table-cell>
          <table:table-cell office:value-type="float" office:value="-8.319" calcext:value-type="float">
            <text:p>-8.31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53" calcext:value-type="float">
            <text:p>18.35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4h</text:p>
          </table:table-cell>
          <table:table-cell table:number-columns-repeated="3"/>
          <table:table-cell table:style-name="ce16" office:value-type="float" office:value="-16.362" calcext:value-type="float">
            <text:p>-16.362</text:p>
          </table:table-cell>
          <table:table-cell office:value-type="float" office:value="-8.316" calcext:value-type="float">
            <text:p>-8.31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18.356" calcext:value-type="float">
            <text:p>18.35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5h</text:p>
          </table:table-cell>
          <table:table-cell table:number-columns-repeated="3"/>
          <table:table-cell table:style-name="ce16" office:value-type="float" office:value="-16.394" calcext:value-type="float">
            <text:p>-16.394</text:p>
          </table:table-cell>
          <table:table-cell office:value-type="float" office:value="-8.343" calcext:value-type="float">
            <text:p>-8.34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4" calcext:value-type="float">
            <text:p>0.084</text:p>
          </table:table-cell>
          <table:table-cell office:value-type="float" office:value="18.397" calcext:value-type="float">
            <text:p>18.397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6h</text:p>
          </table:table-cell>
          <table:table-cell table:number-columns-repeated="3"/>
          <table:table-cell table:style-name="ce16" office:value-type="float" office:value="-16.424" calcext:value-type="float">
            <text:p>-16.424</text:p>
          </table:table-cell>
          <table:table-cell office:value-type="float" office:value="-8.363" calcext:value-type="float">
            <text:p>-8.363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3" calcext:value-type="float">
            <text:p>0.113</text:p>
          </table:table-cell>
          <table:table-cell office:value-type="float" office:value="18.434" calcext:value-type="float">
            <text:p>18.43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7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351" calcext:value-type="float">
            <text:p>-8.35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8" calcext:value-type="float">
            <text:p>0.128</text:p>
          </table:table-cell>
          <table:table-cell office:value-type="float" office:value="18.397" calcext:value-type="float">
            <text:p>18.397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8h</text:p>
          </table:table-cell>
          <table:table-cell table:number-columns-repeated="3"/>
          <table:table-cell table:style-name="ce16" office:value-type="float" office:value="-16.326" calcext:value-type="float">
            <text:p>-16.326</text:p>
          </table:table-cell>
          <table:table-cell office:value-type="float" office:value="-8.348" calcext:value-type="float">
            <text:p>-8.34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9" calcext:value-type="float">
            <text:p>0.079</text:p>
          </table:table-cell>
          <table:table-cell office:value-type="float" office:value="18.338" calcext:value-type="float">
            <text:p>18.338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09h</text:p>
          </table:table-cell>
          <table:table-cell table:number-columns-repeated="3"/>
          <table:table-cell table:style-name="ce16" office:value-type="float" office:value="-16.346" calcext:value-type="float">
            <text:p>-16.346</text:p>
          </table:table-cell>
          <table:table-cell office:value-type="float" office:value="-8.361" calcext:value-type="float">
            <text:p>-8.361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06" calcext:value-type="float">
            <text:p>0.106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117" calcext:value-type="float">
            <text:p>0.117</text:p>
          </table:table-cell>
          <table:table-cell office:value-type="float" office:value="18.363" calcext:value-type="float">
            <text:p>18.36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0h</text:p>
          </table:table-cell>
          <table:table-cell table:number-columns-repeated="3"/>
          <table:table-cell table:style-name="ce16" office:value-type="float" office:value="-16.371" calcext:value-type="float">
            <text:p>-16.371</text:p>
          </table:table-cell>
          <table:table-cell office:value-type="float" office:value="-8.406" calcext:value-type="float">
            <text:p>-8.406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9" calcext:value-type="float">
            <text:p>0.109</text:p>
          </table:table-cell>
          <table:table-cell office:value-type="float" office:value="18.406" calcext:value-type="float">
            <text:p>18.40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1h</text:p>
          </table:table-cell>
          <table:table-cell table:number-columns-repeated="3"/>
          <table:table-cell table:style-name="ce16" office:value-type="float" office:value="-16.392" calcext:value-type="float">
            <text:p>-16.392</text:p>
          </table:table-cell>
          <table:table-cell office:value-type="float" office:value="-8.418" calcext:value-type="float">
            <text:p>-8.418</text:p>
          </table:table-cell>
          <table:table-cell office:value-type="float" office:value="-0.317" calcext:value-type="float">
            <text:p>-0.317</text:p>
          </table:table-cell>
          <table:table-cell table:style-name="ce21" office:value-type="float" office:value="0.12" calcext:value-type="float">
            <text:p>0.1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8" calcext:value-type="float">
            <text:p>0.118</text:p>
          </table:table-cell>
          <table:table-cell table:style-name="ce24" office:value-type="float" office:value="18.43" calcext:value-type="float">
            <text:p>18.430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7"/>
          <table:table-cell table:style-name="ce25" office:value-type="string" calcext:value-type="string">
            <text:p>12h</text:p>
          </table:table-cell>
          <table:table-cell table:number-columns-repeated="3"/>
          <table:table-cell table:style-name="ce16" office:value-type="float" office:value="-16.387" calcext:value-type="float">
            <text:p>-16.387</text:p>
          </table:table-cell>
          <table:table-cell office:value-type="float" office:value="-8.425" calcext:value-type="float">
            <text:p>-8.425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7" calcext:value-type="float">
            <text:p>0.107</text:p>
          </table:table-cell>
          <table:table-cell office:value-type="float" office:value="18.428" calcext:value-type="float">
            <text:p>18.428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3h</text:p>
          </table:table-cell>
          <table:table-cell table:number-columns-repeated="3"/>
          <table:table-cell table:style-name="ce16" office:value-type="float" office:value="-16.409" calcext:value-type="float">
            <text:p>-16.409</text:p>
          </table:table-cell>
          <table:table-cell office:value-type="float" office:value="-8.433" calcext:value-type="float">
            <text:p>-8.433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8" calcext:value-type="float">
            <text:p>0.088</text:p>
          </table:table-cell>
          <table:table-cell office:value-type="float" office:value="18.451" calcext:value-type="float">
            <text:p>18.45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4h</text:p>
          </table:table-cell>
          <table:table-cell table:number-columns-repeated="3"/>
          <table:table-cell table:style-name="ce16" office:value-type="float" office:value="-16.413" calcext:value-type="float">
            <text:p>-16.413</text:p>
          </table:table-cell>
          <table:table-cell office:value-type="float" office:value="-8.426" calcext:value-type="float">
            <text:p>-8.426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2" calcext:value-type="float">
            <text:p>0.102</text:p>
          </table:table-cell>
          <table:table-cell office:value-type="float" office:value="18.452" calcext:value-type="float">
            <text:p>18.45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5h</text:p>
          </table:table-cell>
          <table:table-cell table:number-columns-repeated="3"/>
          <table:table-cell table:style-name="ce16" office:value-type="float" office:value="-16.388" calcext:value-type="float">
            <text:p>-16.388</text:p>
          </table:table-cell>
          <table:table-cell office:value-type="float" office:value="-8.414" calcext:value-type="float">
            <text:p>-8.414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4" calcext:value-type="float">
            <text:p>0.084</text:p>
          </table:table-cell>
          <table:table-cell office:value-type="float" office:value="18.424" calcext:value-type="float">
            <text:p>18.42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6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403" calcext:value-type="float">
            <text:p>-8.40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1" calcext:value-type="float">
            <text:p>0.081</text:p>
          </table:table-cell>
          <table:table-cell office:value-type="float" office:value="18.402" calcext:value-type="float">
            <text:p>18.40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7h</text:p>
          </table:table-cell>
          <table:table-cell table:number-columns-repeated="3"/>
          <table:table-cell table:style-name="ce16" office:value-type="float" office:value="-16.375" calcext:value-type="float">
            <text:p>-16.375</text:p>
          </table:table-cell>
          <table:table-cell office:value-type="float" office:value="-8.395" calcext:value-type="float">
            <text:p>-8.395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1" calcext:value-type="float">
            <text:p>0.071</text:p>
          </table:table-cell>
          <table:table-cell office:value-type="float" office:value="18.404" calcext:value-type="float">
            <text:p>18.40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8h</text:p>
          </table:table-cell>
          <table:table-cell table:number-columns-repeated="3"/>
          <table:table-cell table:style-name="ce16" office:value-type="float" office:value="-16.368" calcext:value-type="float">
            <text:p>-16.368</text:p>
          </table:table-cell>
          <table:table-cell office:value-type="float" office:value="-8.366" calcext:value-type="float">
            <text:p>-8.366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1" calcext:value-type="float">
            <text:p>0.051</text:p>
          </table:table-cell>
          <table:table-cell office:value-type="float" office:value="18.385" calcext:value-type="float">
            <text:p>18.38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 office:value-type="string" calcext:value-type="string">
            <text:p>19h</text:p>
          </table:table-cell>
          <table:table-cell table:number-columns-repeated="3"/>
          <table:table-cell table:style-name="ce16" office:value-type="float" office:value="-16.367" calcext:value-type="float">
            <text:p>-16.367</text:p>
          </table:table-cell>
          <table:table-cell office:value-type="float" office:value="-8.359" calcext:value-type="float">
            <text:p>-8.359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18.381" calcext:value-type="float">
            <text:p>18.381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17"/>
          <table:table-cell table:number-columns-repeated="9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50/0/0</text:p>
          </table:table-cell>
          <table:table-cell office:value-type="string" calcext:value-type="string">
            <text:p>Spatial A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831" calcext:value-type="float">
            <text:p>-8.83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18.587" calcext:value-type="float">
            <text:p>18.5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50/-50/0</text:p>
          </table:table-cell>
          <table:table-cell office:value-type="string" calcext:value-type="string">
            <text:p>Spatial B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34" calcext:value-type="float">
            <text:p>-17.134</text:p>
          </table:table-cell>
          <table:table-cell office:value-type="float" office:value="-8.882" calcext:value-type="float">
            <text:p>-8.882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19.321" calcext:value-type="float">
            <text:p>19.3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0/-50/0</text:p>
          </table:table-cell>
          <table:table-cell office:value-type="string" calcext:value-type="string">
            <text:p>Spatial C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56" calcext:value-type="float">
            <text:p>-17.156</text:p>
          </table:table-cell>
          <table:table-cell office:value-type="float" office:value="-8.333" calcext:value-type="float">
            <text:p>-8.333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" calcext:value-type="float">
            <text:p>0.02</text:p>
          </table:table-cell>
          <table:table-cell office:value-type="float" office:value="0.105" calcext:value-type="float">
            <text:p>0.105</text:p>
          </table:table-cell>
          <table:table-cell office:value-type="float" office:value="19.133" calcext:value-type="float">
            <text:p>19.1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-50/-50/0</text:p>
          </table:table-cell>
          <table:table-cell office:value-type="string" calcext:value-type="string">
            <text:p>Spatial D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08" calcext:value-type="float">
            <text:p>-17.08</text:p>
          </table:table-cell>
          <table:table-cell office:value-type="float" office:value="-7.615" calcext:value-type="float">
            <text:p>-7.615</text:p>
          </table:table-cell>
          <table:table-cell office:value-type="float" office:value="-3.07" calcext:value-type="float">
            <text:p>-3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3" calcext:value-type="float">
            <text:p>0.093</text:p>
          </table:table-cell>
          <table:table-cell office:value-type="float" office:value="18.951" calcext:value-type="float">
            <text:p>18.9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-50/0/0</text:p>
          </table:table-cell>
          <table:table-cell office:value-type="string" calcext:value-type="string">
            <text:p>Spatial E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79" calcext:value-type="float">
            <text:p>-16.379</text:p>
          </table:table-cell>
          <table:table-cell office:value-type="float" office:value="-8.095" calcext:value-type="float">
            <text:p>-8.09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18.302" calcext:value-type="float">
            <text:p>18.3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-50/50/0</text:p>
          </table:table-cell>
          <table:table-cell office:value-type="string" calcext:value-type="string">
            <text:p>Spatial F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064" calcext:value-type="float">
            <text:p>-15.064</text:p>
          </table:table-cell>
          <table:table-cell office:value-type="float" office:value="-6.859" calcext:value-type="float">
            <text:p>-6.859</text:p>
          </table:table-cell>
          <table:table-cell office:value-type="float" office:value="3.244" calcext:value-type="float">
            <text:p>3.2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16.867" calcext:value-type="float">
            <text:p>16.8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0/50/0</text:p>
          </table:table-cell>
          <table:table-cell office:value-type="string" calcext:value-type="string">
            <text:p>Spatial G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165" calcext:value-type="float">
            <text:p>-16.165</text:p>
          </table:table-cell>
          <table:table-cell office:value-type="float" office:value="-8.337" calcext:value-type="float">
            <text:p>-8.337</text:p>
          </table:table-cell>
          <table:table-cell office:value-type="float" office:value="1.339" calcext:value-type="float">
            <text:p>1.3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18.237" calcext:value-type="float">
            <text:p>18.2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50/50/0</text:p>
          </table:table-cell>
          <table:table-cell office:value-type="string" calcext:value-type="string">
            <text:p>Spatial H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225" calcext:value-type="float">
            <text:p>-15.225</text:p>
          </table:table-cell>
          <table:table-cell office:value-type="float" office:value="-9.304" calcext:value-type="float">
            <text:p>-9.3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4" calcext:value-type="float">
            <text:p>0.094</text:p>
          </table:table-cell>
          <table:table-cell office:value-type="float" office:value="17.849" calcext:value-type="float">
            <text:p>17.8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0/0/0</text:p>
          </table:table-cell>
          <table:table-cell office:value-type="string" calcext:value-type="string">
            <text:p>Spatial I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Weekday Test 4</text:p>
          </table:table-cell>
          <table:table-cell office:value-type="string" calcext:value-type="string">
            <text:p>Weekday B</text:p>
          </table:table-cell>
          <table:table-cell office:value-type="string" calcext:value-type="string">
            <text:p>13-07-2023</text:p>
          </table:table-cell>
          <table:table-cell/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5">
          <table:table-cell table:number-columns-repeated="1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TableElimination</text:p>
          </table:table-cell>
          <table:table-cell office:value-type="string" calcext:value-type="string">
            <text:p>Table Elimination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TableEliminationControl</text:p>
          </table:table-cell>
          <table:table-cell office:value-type="string" calcext:value-type="string">
            <text:p>Table Elimination Control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9:04:34.198411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3-07-25T19:45:34.524398983</dc:date>
    <meta:editing-duration>PT2H46M6S</meta:editing-duration>
    <meta:editing-cycles>7</meta:editing-cycles>
    <meta:document-statistic meta:table-count="1" meta:cell-count="443" meta:object-count="0"/>
  </office:meta>
</office:document-meta>
</file>